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00/00/00</text:date>, <text:time style:data-style-name="N2" text:time-value="03:10:44.7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5T03:19:49.954000000</dc:date>
    <meta:editing-duration>PT8H50M19S</meta:editing-duration>
    <meta:editing-cycles>168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IsMultiByte( s( 0 ) )

End Sub



Function Test1
End Function

Function IsMultiByte( b as Variant )

	Len( b )
	IsMultiByte = false
	if( Len( b ) &gt; 1 ) Then
		IsMultiByte = true
	End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